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8b9" officeooo:paragraph-rsid="0013c8b9"/>
    </style:style>
    <style:style style:name="P2" style:family="paragraph" style:parent-style-name="Standard">
      <style:text-properties officeooo:rsid="0014fabb" officeooo:paragraph-rsid="0014fabb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Heading_20_2">
      <style:text-properties officeooo:rsid="0014fabb" officeooo:paragraph-rsid="0014fabb"/>
    </style:style>
    <style:style style:name="P5" style:family="paragraph" style:parent-style-name="Standard">
      <style:text-properties officeooo:rsid="0016a8fc" officeooo:paragraph-rsid="0016a8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ppet</text:p>
      <text:p text:style-name="P1"/>
      <text:p text:style-name="P1"><text:a xlink:type="simple" xlink:href="https://vexxhost.com/resources/tutorials/how-to-install-and-setup-puppet-master-and-client-on-ubuntu-14-04/">https://vexxhost.com/resources/tutorials/how-to-install-and-setup-puppet-master-and-client-on-ubuntu-14-04/</text:a></text:p>
      <text:p text:style-name="P1"/>
      <text:p text:style-name="P1"/>
      <text:p text:style-name="P2">uninstall</text:p>
      <text:p text:style-name="P2"><text:a xlink:type="simple" xlink:href="http://installion.co.uk/ubuntu/wily/main/p/puppet/uninstall/index.html">http://installion.co.uk/ubuntu/wily/main/p/puppet/uninstall/index.html</text:a></text:p>
      <text:p text:style-name="P2"/>
      <text:h text:style-name="P4" text:outline-level="2">Uninstall just puppet</text:h>
      <text:p text:style-name="P3">sudo apt-get remove puppet</text:p>
      <text:p text:style-name="Text_20_body">This will remove just the puppet package itself.</text:p>
      <text:h text:style-name="Heading_20_2" text:outline-level="2">Uninstall puppet and it's dependencies</text:h>
      <text:p text:style-name="P3">sudo apt-get remove --auto-remove puppet</text:p>
      <text:p text:style-name="Text_20_body">This will remove the puppet package and any other dependant packages which are no longer needed.</text:p>
      <text:h text:style-name="Heading_20_2" text:outline-level="2">Purging your config/data too</text:h>
      <text:p text:style-name="Text_20_body">If you also want to delete your local/config files for puppet then this will work.</text:p>
      <text:p text:style-name="Text_20_body"> <text:span text:style-name="Strong_20_Emphasis">Caution! </text:span>Purged config/data can not be restored by reinstalling the package.</text:p>
      <text:p text:style-name="P3">sudo apt-get purge puppet</text:p>
      <text:p text:style-name="Text_20_body">Or similarly, like this puppet</text:p>
      <text:p text:style-name="P3">sudo apt-get purge --auto-remove puppet</text:p>
      <text:p text:style-name="P5">232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7:17:09.825816072</meta:creation-date>
    <dc:date>2016-01-20T14:40:51.20219613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92" meta:character-count="747" meta:non-whitespace-character-count="673"/>
  </office:meta>
</office:document-meta>
</file>